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4.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74pt solid #000000"/>
    </style:style>
    <style:style style:name="ce2" style:family="table-cell" style:parent-style-name="Default">
      <style:table-cell-properties fo:background-color="#ff00cc" fo:border="0.74pt solid #000000"/>
    </style:style>
    <style:style style:name="ce3" style:family="table-cell" style:parent-style-name="Default">
      <style:table-cell-properties fo:background-color="#00ccff" fo:border="0.74pt solid #000000"/>
    </style:style>
    <style:style style:name="ce4" style:family="table-cell" style:parent-style-name="Default">
      <style:table-cell-properties fo:background-color="#00cc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0" table:default-cell-style-name="Default"/>
        <table:table-column table:style-name="co3" table:number-columns-repeated="6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  <table:table-cell table:style-name="ce3" table:formula="of:=CODE([.AO2])-64" office:value-type="float" office:value="11" calcext:value-type="float">
            <text:p>11</text:p>
          </table:table-cell>
          <table:table-cell table:style-name="ce3" table:formula="of:=CODE([.AP2])-64" office:value-type="float" office:value="18" calcext:value-type="float">
            <text:p>18</text:p>
          </table:table-cell>
          <table:table-cell table:style-name="ce3" table:formula="of:=CODE([.AQ2])-64" office:value-type="float" office:value="5" calcext:value-type="float">
            <text:p>5</text:p>
          </table:table-cell>
          <table:table-cell table:style-name="ce3" table:formula="of:=CODE([.AR2])-64" office:value-type="float" office:value="20" calcext:value-type="float">
            <text:p>20</text:p>
          </table:table-cell>
          <table:table-cell table:style-name="ce3" table:formula="of:=CODE([.AS2])-64" office:value-type="float" office:value="19" calcext:value-type="float">
            <text:p>19</text:p>
          </table:table-cell>
          <table:table-cell table:style-name="ce3" table:formula="of:=CODE([.AT2])-64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  <table:table-cell table:style-name="ce4" table:formula="of:=CONCATENATE([.AO1];[.AO3])" office:value-type="string" office:string-value="M11" calcext:value-type="string">
            <text:p>M11</text:p>
          </table:table-cell>
          <table:table-cell table:style-name="ce4" table:formula="of:=CONCATENATE([.AP1];[.AP3])" office:value-type="string" office:string-value="I18" calcext:value-type="string">
            <text:p>I18</text:p>
          </table:table-cell>
          <table:table-cell table:style-name="ce4" table:formula="of:=CONCATENATE([.AQ1];[.AQ3])" office:value-type="string" office:string-value="A5" calcext:value-type="string">
            <text:p>A5</text:p>
          </table:table-cell>
          <table:table-cell table:style-name="ce4" table:formula="of:=CONCATENATE([.AR1];[.AR3])" office:value-type="string" office:string-value="N20" calcext:value-type="string">
            <text:p>N20</text:p>
          </table:table-cell>
          <table:table-cell table:style-name="ce4" table:formula="of:=CONCATENATE([.AS1];[.AS3])" office:value-type="string" office:string-value="U19" calcext:value-type="string">
            <text:p>U19</text:p>
          </table:table-cell>
          <table:table-cell table:style-name="ce4" table:formula="of:=CONCATENATE([.AT1];[.AT3])" office:value-type="string" office:string-value="M5" calcext:value-type="string">
            <text:p>M5</text:p>
          </table:table-cell>
          <table:table-cell table:number-columns-repeated="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  <table:table-cell table:style-name="ce5" table:formula="of:=INDIRECT([.AO4])" office:value-type="string" office:string-value="W" calcext:value-type="string">
            <text:p>W</text:p>
          </table:table-cell>
          <table:table-cell table:style-name="ce5" table:formula="of:=INDIRECT([.AP4])" office:value-type="string" office:string-value="Z" calcext:value-type="string">
            <text:p>Z</text:p>
          </table:table-cell>
          <table:table-cell table:style-name="ce5" table:formula="of:=INDIRECT([.AQ4])" office:value-type="string" office:string-value="E" calcext:value-type="string">
            <text:p>E</text:p>
          </table:table-cell>
          <table:table-cell table:style-name="ce5" table:formula="of:=INDIRECT([.AR4])" office:value-type="string" office:string-value="G" calcext:value-type="string">
            <text:p>G</text:p>
          </table:table-cell>
          <table:table-cell table:style-name="ce5" table:formula="of:=INDIRECT([.AS4])" office:value-type="string" office:string-value="M" calcext:value-type="string">
            <text:p>M</text:p>
          </table:table-cell>
          <table:table-cell table:style-name="ce5" table:formula="of:=INDIRECT([.AT4])" office:value-type="string" office:string-value="Q" calcext:value-type="string">
            <text:p>Q</text:p>
          </table:table-cell>
          <table:table-cell table:number-columns-repeated="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formula="of:=INDIRECT(CONCATENATE([.AA1];CODE([.AA2])-64))" office:value-type="string" office:string-value="U" calcext:value-type="string">
            <text:p>U</text:p>
          </table:table-cell>
          <table:table-cell table:style-name="ce6" table:formula="of:=INDIRECT(CONCATENATE([.AB1];CODE([.AB2])-64))" office:value-type="string" office:string-value="S" calcext:value-type="string">
            <text:p>S</text:p>
          </table:table-cell>
          <table:table-cell table:style-name="ce6" table:formula="of:=INDIRECT(CONCATENATE([.AC1];CODE([.AC2])-64))" office:value-type="string" office:string-value="V" calcext:value-type="string">
            <text:p>V</text:p>
          </table:table-cell>
          <table:table-cell table:style-name="ce6" table:formula="of:=INDIRECT(CONCATENATE([.AD1];CODE([.AD2])-64))" office:value-type="string" office:string-value="C" calcext:value-type="string">
            <text:p>C</text:p>
          </table:table-cell>
          <table:table-cell table:style-name="ce6" table:formula="of:=INDIRECT(CONCATENATE([.AE1];CODE([.AE2])-64))" office:value-type="string" office:string-value="I" calcext:value-type="string">
            <text:p>I</text:p>
          </table:table-cell>
          <table:table-cell table:style-name="ce6" table:formula="of:=INDIRECT(CONCATENATE([.AF1];CODE([.AF2])-64))" office:value-type="string" office:string-value="Z" calcext:value-type="string">
            <text:p>Z</text:p>
          </table:table-cell>
          <table:table-cell table:style-name="ce6" table:formula="of:=INDIRECT(CONCATENATE([.AG1];CODE([.AG2])-64))" office:value-type="string" office:string-value="A" calcext:value-type="string">
            <text:p>A</text:p>
          </table:table-cell>
          <table:table-cell table:style-name="ce6" table:formula="of:=INDIRECT(CONCATENATE([.AH1];CODE([.AH2])-64))" office:value-type="string" office:string-value="Y" calcext:value-type="string">
            <text:p>Y</text:p>
          </table:table-cell>
          <table:table-cell table:style-name="ce6" table:formula="of:=INDIRECT(CONCATENATE([.AI1];CODE([.AI2])-64))" office:value-type="string" office:string-value="W" calcext:value-type="string">
            <text:p>W</text:p>
          </table:table-cell>
          <table:table-cell table:style-name="ce6" table:formula="of:=INDIRECT(CONCATENATE([.AJ1];CODE([.AJ2])-64))" office:value-type="string" office:string-value="X" calcext:value-type="string">
            <text:p>X</text:p>
          </table:table-cell>
          <table:table-cell table:style-name="ce6" table:formula="of:=INDIRECT(CONCATENATE([.AK1];CODE([.AK2])-64))" office:value-type="string" office:string-value="S" calcext:value-type="string">
            <text:p>S</text:p>
          </table:table-cell>
          <table:table-cell table:style-name="ce6" table:formula="of:=INDIRECT(CONCATENATE([.AL1];CODE([.AL2])-64))" office:value-type="string" office:string-value="L" calcext:value-type="string">
            <text:p>L</text:p>
          </table:table-cell>
          <table:table-cell table:style-name="ce6" table:formula="of:=INDIRECT(CONCATENATE([.AM1];CODE([.AM2])-64))" office:value-type="string" office:string-value="L" calcext:value-type="string">
            <text:p>L</text:p>
          </table:table-cell>
          <table:table-cell table:style-name="ce6" table:formula="of:=INDIRECT(CONCATENATE([.AN1];CODE([.AN2])-64))" office:value-type="string" office:string-value="S" calcext:value-type="string">
            <text:p>S</text:p>
          </table:table-cell>
          <table:table-cell table:style-name="ce6" table:formula="of:=INDIRECT(CONCATENATE([.AO1];CODE([.AO2])-64))" office:value-type="string" office:string-value="W" calcext:value-type="string">
            <text:p>W</text:p>
          </table:table-cell>
          <table:table-cell table:style-name="ce6" table:formula="of:=INDIRECT(CONCATENATE([.AP1];CODE([.AP2])-64))" office:value-type="string" office:string-value="Z" calcext:value-type="string">
            <text:p>Z</text:p>
          </table:table-cell>
          <table:table-cell table:style-name="ce6" table:formula="of:=INDIRECT(CONCATENATE([.AQ1];CODE([.AQ2])-64))" office:value-type="string" office:string-value="E" calcext:value-type="string">
            <text:p>E</text:p>
          </table:table-cell>
          <table:table-cell table:style-name="ce6" table:formula="of:=INDIRECT(CONCATENATE([.AR1];CODE([.AR2])-64))" office:value-type="string" office:string-value="G" calcext:value-type="string">
            <text:p>G</text:p>
          </table:table-cell>
          <table:table-cell table:style-name="ce6" table:formula="of:=INDIRECT(CONCATENATE([.AS1];CODE([.AS2])-64))" office:value-type="string" office:string-value="M" calcext:value-type="string">
            <text:p>M</text:p>
          </table:table-cell>
          <table:table-cell table:style-name="ce6" table:formula="of:=INDIRECT(CONCATENATE([.AT1];CODE([.AT2])-64))" office:value-type="string" office:string-value="Q" calcext:value-type="string">
            <text:p>Q</text:p>
          </table:table-cell>
          <table:table-cell table:number-columns-repeated="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6:35.5442139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7.344728551</meta:creation-date>
    <dc:date>2017-03-10T07:35:05.100483933</dc:date>
    <meta:editing-duration>PT17M51S</meta:editing-duration>
    <meta:editing-cycles>2</meta:editing-cycles>
    <meta:generator>LibreOffice/5.2.5.1$Linux_X86_64 LibreOffice_project/20m0$Build-1</meta:generator>
    <meta:document-statistic meta:table-count="1" meta:cell-count="797" meta:object-count="0"/>
  </office:meta>
</office:document-meta>
</file>